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69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70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71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72" style:family="paragraph" style:parent-style-name="Text_20_body">
      <style:paragraph-properties fo:break-before="page"/>
      <style:text-properties style:font-name="Arial"/>
    </style:style>
    <style:style style:name="P73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74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6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77" style:family="paragraph" style:parent-style-name="Corps">
      <style:paragraph-properties fo:text-align="center" style:justify-single-word="false"/>
    </style:style>
    <style:style style:name="P78" style:family="paragraph" style:parent-style-name="Corps">
      <style:paragraph-properties fo:text-align="center" style:justify-single-word="false" style:snap-to-layout-grid="false"/>
    </style:style>
    <style:style style:name="P79" style:family="paragraph" style:parent-style-name="Corps">
      <style:paragraph-properties fo:text-align="start" style:justify-single-word="false" style:snap-to-layout-grid="false"/>
    </style:style>
    <style:style style:name="P80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81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82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83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84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85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86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87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88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89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90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91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92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93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4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95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96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97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98" style:family="paragraph" style:parent-style-name="Text_20_body">
      <style:text-properties officeooo:rsid="001c9fae" officeooo:paragraph-rsid="001c9fae"/>
    </style:style>
    <style:style style:name="P99" style:family="paragraph" style:parent-style-name="Text_20_body">
      <style:text-properties style:font-name="Arial"/>
    </style:style>
    <style:style style:name="P100" style:family="paragraph" style:parent-style-name="Text_20_body">
      <style:text-properties style:font-name="Arial" officeooo:rsid="001e0621" officeooo:paragraph-rsid="001e0621"/>
    </style:style>
    <style:style style:name="P101" style:family="paragraph" style:parent-style-name="Text_20_body">
      <style:text-properties style:font-name="Arial" officeooo:rsid="001ef8ea" officeooo:paragraph-rsid="001ef8ea"/>
    </style:style>
    <style:style style:name="P102" style:family="paragraph" style:parent-style-name="Text_20_body">
      <style:text-properties style:font-name="Arial" officeooo:rsid="0036ce35" officeooo:paragraph-rsid="0036ce35"/>
    </style:style>
    <style:style style:name="P103" style:family="paragraph" style:parent-style-name="Text_20_body">
      <style:text-properties style:font-name="Arial" officeooo:rsid="0036ce35" officeooo:paragraph-rsid="0038cc43"/>
    </style:style>
    <style:style style:name="P104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0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6" style:family="paragraph" style:parent-style-name="Heading_20_2">
      <style:text-properties style:font-name="Arial"/>
    </style:style>
    <style:style style:name="P107" style:family="paragraph" style:parent-style-name="Heading_20_1">
      <style:paragraph-properties fo:padding="0.049cm" fo:border="0.06pt solid #000000" style:shadow="none"/>
    </style:style>
    <style:style style:name="P10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110" style:family="paragraph">
      <style:paragraph-properties fo:text-align="center"/>
    </style:style>
    <style:style style:name="P111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12" style:family="paragraph">
      <loext:graphic-properties draw:fill="none" draw:fill-color="#ffffff"/>
    </style:style>
    <style:style style:name="P113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28f11"/>
    </style:style>
    <style:style style:name="T36" style:family="text">
      <style:text-properties officeooo:rsid="0043c49e"/>
    </style:style>
    <style:style style:name="T37" style:family="text">
      <style:text-properties style:font-name="Aharoni" fo:font-weight="bold" style:font-weight-asian="bold" style:font-weight-complex="bold"/>
    </style:style>
    <style:style style:name="T38" style:family="text">
      <style:text-properties style:font-name="Arial" fo:font-weight="normal" style:font-weight-asian="normal" style:font-weight-complex="normal"/>
    </style:style>
    <style:style style:name="T39" style:family="text">
      <style:text-properties style:font-name="Aharoni"/>
    </style:style>
    <style:style style:name="T40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6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71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92">Type</text:p>
            </table:table-cell>
            <table:covered-table-cell/>
            <table:table-cell table:style-name="Tableau1.A1" table:number-columns-spanned="2" office:value-type="string">
              <text:p text:style-name="P92">Version</text:p>
            </table:table-cell>
            <table:covered-table-cell/>
            <table:table-cell table:style-name="Tableau1.A1" table:number-columns-spanned="3" office:value-type="string">
              <text:p text:style-name="P92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78">Cahier de conception générale</text:p>
            </table:table-cell>
            <table:covered-table-cell/>
            <table:table-cell table:style-name="Tableau1.A2" table:number-columns-spanned="2" office:value-type="string">
              <text:p text:style-name="P78">1.<text:span text:style-name="T35">6</text:span></text:p>
            </table:table-cell>
            <table:covered-table-cell/>
            <table:table-cell table:style-name="Tableau1.A2" table:number-columns-spanned="3" office:value-type="string">
              <text:p text:style-name="P78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92"/>
            </table:table-cell>
            <table:table-cell table:style-name="Tableau1.A1" table:number-columns-spanned="2" office:value-type="string">
              <text:p text:style-name="P92">Nom</text:p>
            </table:table-cell>
            <table:covered-table-cell/>
            <table:table-cell table:style-name="Tableau1.A1" table:number-columns-spanned="2" office:value-type="string">
              <text:p text:style-name="P92">Fonction</text:p>
            </table:table-cell>
            <table:covered-table-cell/>
            <table:table-cell table:style-name="Tableau1.A1" office:value-type="string">
              <text:p text:style-name="P92">Date</text:p>
            </table:table-cell>
            <table:table-cell table:style-name="Tableau1.A1" office:value-type="string">
              <text:p text:style-name="P92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92">Rédacteur</text:p>
          </table:table-cell>
          <table:table-cell table:style-name="Tableau1.B4" table:number-columns-spanned="2" office:value-type="string">
            <text:p text:style-name="P80">Romain JACQUIEZ</text:p>
            <text:p text:style-name="P80">Antoine BERENGUER</text:p>
            <text:p text:style-name="P84">Ouassim AKEBLI</text:p>
            <text:p text:style-name="P77"/>
          </table:table-cell>
          <table:covered-table-cell/>
          <table:table-cell table:style-name="Tableau1.B4" table:number-columns-spanned="2" office:value-type="string">
            <text:p text:style-name="P78"/>
            <text:p text:style-name="P81">Rédaction</text:p>
          </table:table-cell>
          <table:covered-table-cell/>
          <table:table-cell table:style-name="Tableau1.B4" office:value-type="string">
            <text:p text:style-name="P80">04/01/17</text:p>
            <text:p text:style-name="P80">au</text:p>
            <text:p text:style-name="P80">…...</text:p>
          </table:table-cell>
          <table:table-cell table:style-name="Tableau1.B4" office:value-type="string">
            <text:p text:style-name="P78"/>
          </table:table-cell>
        </table:table-row>
        <table:table-row table:style-name="Tableau1.5">
          <table:table-cell table:style-name="Tableau1.A5" office:value-type="string">
            <text:p text:style-name="P92">Vérificateur</text:p>
          </table:table-cell>
          <table:table-cell table:style-name="Tableau1.B4" table:number-columns-spanned="2" office:value-type="string">
            <text:p text:style-name="P80">Romain JACQUIEZ</text:p>
          </table:table-cell>
          <table:covered-table-cell/>
          <table:table-cell table:style-name="Tableau1.B4" table:number-columns-spanned="2" office:value-type="string">
            <text:p text:style-name="P80">Corrections</text:p>
          </table:table-cell>
          <table:covered-table-cell/>
          <table:table-cell table:style-name="Tableau1.B4" office:value-type="string">
            <text:p text:style-name="P89">05/01/17</text:p>
            <text:p text:style-name="P90">au</text:p>
            <text:p text:style-name="P90">…...</text:p>
          </table:table-cell>
          <table:table-cell table:style-name="Tableau1.B4" office:value-type="string">
            <text:p text:style-name="P78"/>
          </table:table-cell>
        </table:table-row>
        <table:table-row table:style-name="Tableau1.1">
          <table:table-cell table:style-name="Tableau1.A6" office:value-type="string">
            <text:p text:style-name="P92">Approbateur</text:p>
          </table:table-cell>
          <table:table-cell table:style-name="Tableau1.A2" table:number-columns-spanned="2" office:value-type="string">
            <text:p text:style-name="P80">Romain JACQUIEZ</text:p>
          </table:table-cell>
          <table:covered-table-cell/>
          <table:table-cell table:style-name="Tableau1.A2" table:number-columns-spanned="2" office:value-type="string">
            <text:p text:style-name="P80">Validation</text:p>
          </table:table-cell>
          <table:covered-table-cell/>
          <table:table-cell table:style-name="Tableau1.A2" office:value-type="string">
            <text:p text:style-name="P78"/>
          </table:table-cell>
          <table:table-cell table:style-name="Tableau1.A2" office:value-type="string">
            <text:p text:style-name="P78"/>
          </table:table-cell>
        </table:table-row>
        <table:table-row table:style-name="Tableau1.1">
          <table:table-cell table:style-name="Tableau1.A1" table:number-columns-spanned="2" office:value-type="string">
            <text:p text:style-name="P92">Destinataire</text:p>
          </table:table-cell>
          <table:covered-table-cell/>
          <table:table-cell table:style-name="Tableau1.A1" table:number-columns-spanned="2" office:value-type="string">
            <text:p text:style-name="P92">Fonction</text:p>
          </table:table-cell>
          <table:covered-table-cell/>
          <table:table-cell table:style-name="Tableau1.A1" table:number-columns-spanned="3" office:value-type="string">
            <text:p text:style-name="P92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80">Client</text:p>
          </table:table-cell>
          <table:covered-table-cell/>
          <table:table-cell table:style-name="Tableau1.A2" table:number-columns-spanned="2" office:value-type="string">
            <text:p text:style-name="P80">Lecture</text:p>
          </table:table-cell>
          <table:covered-table-cell/>
          <table:table-cell table:style-name="Tableau1.A2" table:number-columns-spanned="3" office:value-type="string">
            <text:p text:style-name="P78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1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92">Version</text:p>
            </table:table-cell>
            <table:table-cell table:style-name="Tableau2.B1" office:value-type="string">
              <text:p text:style-name="P92">Date</text:p>
            </table:table-cell>
            <table:table-cell table:style-name="Tableau2.B1" office:value-type="string">
              <text:p text:style-name="P91">Rédacteur</text:p>
            </table:table-cell>
            <table:table-cell table:style-name="Tableau2.B1" office:value-type="string">
              <text:p text:style-name="P91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78">1.0</text:p>
          </table:table-cell>
          <table:table-cell table:style-name="Tableau2.B2" office:value-type="string">
            <text:p text:style-name="P78">18/07/2016</text:p>
          </table:table-cell>
          <table:table-cell table:style-name="Tableau2.B2" office:value-type="string">
            <text:p text:style-name="P78">FMC</text:p>
          </table:table-cell>
          <table:table-cell table:style-name="Tableau2.B2" office:value-type="string">
            <text:p text:style-name="P78">Mise en forme</text:p>
          </table:table-cell>
        </table:table-row>
        <table:table-row table:style-name="Tableau2.3">
          <table:table-cell table:style-name="Tableau2.A3" office:value-type="string">
            <text:p text:style-name="P82">1.1</text:p>
          </table:table-cell>
          <table:table-cell table:style-name="Tableau2.B3" office:value-type="string">
            <text:p text:style-name="P82">04/01/17</text:p>
          </table:table-cell>
          <table:table-cell table:style-name="Tableau2.B3" office:value-type="string">
            <text:p text:style-name="P84">OA, RJ</text:p>
          </table:table-cell>
          <table:table-cell table:style-name="Tableau2.B3" office:value-type="string">
            <text:p text:style-name="P82">Rédaction de contenu</text:p>
          </table:table-cell>
        </table:table-row>
        <table:table-row table:style-name="Tableau2.4">
          <table:table-cell table:style-name="Tableau2.A3" office:value-type="string">
            <text:p text:style-name="P83">1.2</text:p>
          </table:table-cell>
          <table:table-cell table:style-name="Tableau2.B3" office:value-type="string">
            <text:p text:style-name="P83">04/01/17</text:p>
          </table:table-cell>
          <table:table-cell table:style-name="Tableau2.B3" office:value-type="string">
            <text:p text:style-name="P83">RJ</text:p>
          </table:table-cell>
          <table:table-cell table:style-name="Tableau2.B3" office:value-type="string">
            <text:p text:style-name="P83">Rédaction de contenu</text:p>
          </table:table-cell>
        </table:table-row>
        <table:table-row table:style-name="Tableau2.5">
          <table:table-cell table:style-name="Tableau2.A2" office:value-type="string">
            <text:p text:style-name="P85">1.3</text:p>
          </table:table-cell>
          <table:table-cell table:style-name="Tableau2.B2" office:value-type="string">
            <text:p text:style-name="P85">05/01/17</text:p>
          </table:table-cell>
          <table:table-cell table:style-name="Tableau2.B2" office:value-type="string">
            <text:p text:style-name="P85">AB</text:p>
          </table:table-cell>
          <table:table-cell table:style-name="Tableau2.B2" office:value-type="string">
            <text:p text:style-name="P85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86">1.4</text:p>
          </table:table-cell>
          <table:table-cell table:style-name="Tableau2.B2" office:value-type="string">
            <text:p text:style-name="P86">05/01/17</text:p>
          </table:table-cell>
          <table:table-cell table:style-name="Tableau2.B2" office:value-type="string">
            <text:p text:style-name="P86">RJ</text:p>
          </table:table-cell>
          <table:table-cell table:style-name="Tableau2.B2" office:value-type="string">
            <text:p text:style-name="P86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87">1.5</text:p>
          </table:table-cell>
          <table:table-cell table:style-name="Tableau2.B2" office:value-type="string">
            <text:p text:style-name="P87">05/01/17</text:p>
          </table:table-cell>
          <table:table-cell table:style-name="Tableau2.B2" office:value-type="string">
            <text:p text:style-name="P87">RJ</text:p>
          </table:table-cell>
          <table:table-cell table:style-name="Tableau2.B2" office:value-type="string">
            <text:p text:style-name="P87">Ajout de fonctions</text:p>
          </table:table-cell>
        </table:table-row>
        <table:table-row table:style-name="Tableau2.8">
          <table:table-cell table:style-name="Tableau2.A2" office:value-type="string">
            <text:p text:style-name="P88">1.6</text:p>
          </table:table-cell>
          <table:table-cell table:style-name="Tableau2.B2" office:value-type="string">
            <text:p text:style-name="P88">06/01/17</text:p>
          </table:table-cell>
          <table:table-cell table:style-name="Tableau2.B2" office:value-type="string">
            <text:p text:style-name="P88">RJ</text:p>
          </table:table-cell>
          <table:table-cell table:style-name="Tableau2.B2" office:value-type="string">
            <text:p text:style-name="P88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9"/>
          </table:table-cell>
        </table:table-row>
        <table:table-row table:style-name="Tableau2.10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9"/>
          </table:table-cell>
        </table:table-row>
        <table:table-row table:style-name="Tableau2.11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9"/>
          </table:table-cell>
        </table:table-row>
        <table:table-row table:style-name="Tableau2.12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9"/>
          </table:table-cell>
        </table:table-row>
        <table:table-row table:style-name="Tableau2.13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9"/>
          </table:table-cell>
        </table:table-row>
        <table:table-row table:style-name="Tableau2.14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9"/>
          </table:table-cell>
        </table:table-row>
        <table:table-row table:style-name="Tableau2.15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9"/>
          </table:table-cell>
        </table:table-row>
        <table:table-row table:style-name="Tableau2.16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9"/>
          </table:table-cell>
        </table:table-row>
        <table:table-row table:style-name="Tableau2.17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9"/>
          </table:table-cell>
        </table:table-row>
        <table:table-row table:style-name="Tableau2.18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9"/>
          </table:table-cell>
        </table:table-row>
        <table:table-row table:style-name="Tableau2.19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8"/>
          </table:table-cell>
          <table:table-cell table:style-name="Tableau2.B2" office:value-type="string">
            <text:p text:style-name="P79"/>
          </table:table-cell>
        </table:table-row>
      </table:table>
      <text:p text:style-name="P5"/>
      <text:p text:style-name="P69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7851189995393900806" text:style-name="Numbering_20_1">
            <text:list-item>
              <text:p text:style-name="P108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08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05">A) <text:s text:c="2"/>Architecture des modules<text:tab/>7</text:p>
          <text:p text:style-name="P105">B) <text:s text:c="2"/>Données utilisées par chaque module<text:tab/>7</text:p>
          <text:p text:style-name="P105">C) <text:s text:c="2"/>Échange de données entre modules<text:tab/>7</text:p>
          <text:list xml:id="list92041459481210" text:continue-numbering="true" text:style-name="Numbering_20_1">
            <text:list-item>
              <text:p text:style-name="P108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05">A) <text:s text:c="2"/>Définition des structures de données<text:tab/>7</text:p>
          <text:p text:style-name="P105">B) <text:s text:c="2"/>Action portant sur ces structures de données<text:tab/>8</text:p>
          <text:p text:style-name="P105">C) <text:s text:c="2"/>Visibilité des structures de données<text:tab/>8</text:p>
          <text:list xml:id="list92040311710944" text:continue-numbering="true" text:style-name="Numbering_20_1">
            <text:list-item>
              <text:p text:style-name="P108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05">A) <text:s text:c="2"/>Arbre d'appel et flux de données<text:tab/>9</text:p>
          <text:p text:style-name="P105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93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4">Référence</text:p>
          </table:table-cell>
          <table:table-cell table:style-name="Tableau3.A1" office:value-type="string">
            <text:p text:style-name="P74">Description</text:p>
          </table:table-cell>
          <table:table-cell table:style-name="Tableau3.C1" office:value-type="string">
            <text:p text:style-name="P74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75">[1]</text:p>
            </table:table-cell>
            <table:table-cell table:style-name="Tableau4.A1" office:value-type="string">
              <text:p text:style-name="P76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75">[2]</text:p>
            </table:table-cell>
            <table:table-cell table:style-name="Tableau5.A1" office:value-type="string">
              <text:p text:style-name="P76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07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07" text:outline-level="1"><text:bookmark-start text:name="__RefHeading__13701_167610464"/>MODULES FONCTIONNELS<text:bookmark-end text:name="__RefHeading__13701_167610464"/></text:h>
      <text:h text:style-name="P106" text:outline-level="2">Architecture des modules</text:h>
      <text:p text:style-name="P95">Le module principal <text:span text:style-name="T5">(main.c)</text:span> fait le lien entre les deux autres modules <text:span text:style-name="T5">(moteur.c et affichage.c) </text:span>et gère le jeu en lui même. </text:p>
      <text:p text:style-name="P97">Ce module récupère en outre les entrées faites par les joueurs.</text:p>
      <text:p text:style-name="P94">Le module d’affichage gère toutes les opérations d’affichage à l’écran.</text:p>
      <text:p text:style-name="P94">Le moteur gère tous les calculs liés aux coups des joueurs durant la partie.</text:p>
      <text:h text:style-name="P106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06" text:outline-level="2">Échange de données entre modules</text:h>
      <text:p text:style-name="P98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96">Le moteur communique avec le module principal au niveau de l’état de la partie.</text:p>
      <text:p text:style-name="P96">Le moteur et le module d’affichage ne communiquent pas.</text:p>
      <text:h text:style-name="P107" text:outline-level="1"><text:bookmark-start text:name="__RefHeading__13703_167610464"/>STRUCTURES DE DONNÉES<text:bookmark-end text:name="__RefHeading__13703_167610464"/></text:h>
      <text:h text:style-name="P106" text:outline-level="2">Définition des structures de données</text:h>
      <text:p text:style-name="P109"/>
      <text:p text:style-name="P109"/>
      <text:p text:style-name="P20"><text:soft-page-break/><text:span text:style-name="T34">Informations des joueurs :</text:span> structure de données</text:p>
      <text:p text:style-name="P41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68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68">On aura aussi besoin d’un pointeur vers ce tableau</text:p>
      <text:h text:style-name="P106" text:outline-level="2">Action portant sur ces structures de données</text:h>
      <text:p text:style-name="P104">Structure des joueurs :</text:p>
      <text:p text:style-name="P100">- Modification du nom du joueur quand renseigné</text:p>
      <text:p text:style-name="P100">- Symbole utilisé par le joueur reste constant</text:p>
      <text:p text:style-name="P100">- Score modifié quand quand réinitialisation ou victoire</text:p>
      <text:p text:style-name="P100">- Joueur suivant reste constant</text:p>
      <text:p text:style-name="P100"/>
      <text:p text:style-name="P104">Plateau de jeu :</text:p>
      <text:p text:style-name="P100">- Généré par le module principal</text:p>
      <text:p text:style-name="P100">- Modifié quand signalé par le module principal</text:p>
      <text:p text:style-name="P17"/>
      <text:p text:style-name="P65">Le tableau des coordonnées des cases :</text:p>
      <text:p text:style-name="P66">-Initialisé par une fonction avant le tracé de la grille en mode affichage</text:p>
      <text:p text:style-name="P66">-Si modification de la fenêtre d’affichage, on doit refaire une initialisation car le programme se veux « responsive ». </text:p>
      <text:h text:style-name="P106" text:outline-level="2">Visibilité des structures de données</text:h>
      <text:p text:style-name="P101">La structure d’infos des joueurs et le tableau sont locaux, dans la fonction de gestion d’événements.</text:p>
      <text:p text:style-name="P99"/>
      <text:p text:style-name="P17"/>
      <text:p text:style-name="P70"/>
      <text:h text:style-name="P107" text:outline-level="1"><text:bookmark-start text:name="__RefHeading__13705_167610464"/>ARBRE DES FONCTIONS ET FLUX DES DONNÉES<text:bookmark-end text:name="__RefHeading__13705_167610464"/></text:h>
      <text:h text:style-name="P106" text:outline-level="2">Arbre d'appel et flux de données</text:h>
      <text:p text:style-name="P99"><draw:frame text:anchor-type="paragraph" draw:z-index="1" draw:name="Forme1" draw:style-name="gr1" draw:text-style-name="P111" svg:width="6.51cm" svg:height="6.827cm" svg:x="4.65cm" svg:y="0.912cm"><draw:text-box><text:p text:style-name="P110"><text:span text:style-name="T37"/></text:p><text:p text:style-name="P110"><text:span text:style-name="T37">Main.c</text:span></text:p><text:p text:style-name="P110"><text:span text:style-name="T37"/></text:p><text:p text:style-name="P110"><text:span text:style-name="T38">Toutes les fonctions qui permettent la gestion du jeu en mode console (définit dans moteur.h et codées dans moteur.c)</text:span></text:p><text:p text:style-name="P110"><text:span text:style-name="T38"/></text:p><text:p text:style-name="P110"><text:span text:style-name="T38">En mode graphique, le main.c contient les modules moteur.c et affichage.c</text:span></text:p></draw:text-box></draw:frame><draw:frame text:anchor-type="paragraph" draw:z-index="2" draw:name="Forme2" draw:style-name="gr2" draw:text-style-name="P112" svg:width="5.054cm" svg:height="3.493cm" svg:x="-0.854cm" svg:y="8.599cm"><draw:text-box><text:p/><text:p text:style-name="P110"><text:span text:style-name="T39">Moteur.c</text:span></text:p><text:p text:style-name="P110"><text:span text:style-name="T39"/></text:p><text:p text:style-name="P110"><text:span text:style-name="T40">Contient le code de toutes les fonctions définies dans la partie moteur (cf. partie B et moteur.h)</text:span></text:p></draw:text-box></draw:frame><draw:frame text:anchor-type="paragraph" draw:z-index="3" draw:name="Forme2" draw:style-name="gr2" draw:text-style-name="P112" svg:width="5.054cm" svg:height="3.493cm" svg:x="5.47cm" svg:y="9.246cm"><draw:text-box><text:p/><text:p text:style-name="P110"><text:span text:style-name="T39">Ia.c</text:span></text:p><text:p text:style-name="P110"><text:span text:style-name="T39"/></text:p><text:p text:style-name="P110"><text:span text:style-name="T40">Contient le code de toutes les fonctions définies dans la partie ia (cf. partie B et ia.h)</text:span></text:p></draw:text-box></draw:frame><draw:frame text:anchor-type="paragraph" draw:z-index="4" draw:name="Forme2" draw:style-name="gr3" draw:text-style-name="P112" svg:width="6.351cm" svg:height="3.758cm" svg:x="11.608cm" svg:y="8.479cm"><draw:text-box><text:p/><text:p text:style-name="P110"><text:span text:style-name="T39">Affichage.c</text:span></text:p><text:p text:style-name="P110"><text:span text:style-name="T39"/></text:p><text:p text:style-name="P110"><text:span text:style-name="T40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12" svg:width="5.054cm" svg:height="3.493cm" svg:x="-1.118cm" svg:y="14.564cm"><draw:text-box><text:p/><text:p text:style-name="P110"><text:span text:style-name="T39">Moteur.h</text:span></text:p><text:p text:style-name="P110"><text:span text:style-name="T39"/></text:p><text:p text:style-name="P110"><text:span text:style-name="T40">Contient tous les prototypes des fonctions dans la partie moteur (cf. moteur.c)</text:span></text:p></draw:text-box></draw:frame><draw:frame text:anchor-type="paragraph" draw:z-index="6" draw:name="Forme2" draw:style-name="gr2" draw:text-style-name="P112" svg:width="5.054cm" svg:height="3.493cm" svg:x="5.417cm" svg:y="15.57cm"><draw:text-box><text:p/><text:p text:style-name="P110"><text:span text:style-name="T39">Ia.h</text:span></text:p><text:p text:style-name="P110"><text:span text:style-name="T39"/></text:p><text:p text:style-name="P110"><text:span text:style-name="T40">Contient tous les prototypes des fonctions dans la partie ia (cf. ia.c)</text:span></text:p></draw:text-box></draw:frame><draw:frame text:anchor-type="paragraph" draw:z-index="7" draw:name="Forme2" draw:style-name="gr2" draw:text-style-name="P112" svg:width="5.054cm" svg:height="3.493cm" svg:x="12.27cm" svg:y="14.829cm"><draw:text-box><text:p/><text:p text:style-name="P110"><text:span text:style-name="T39">Affichage.h</text:span></text:p><text:p text:style-name="P110"><text:span text:style-name="T39"/></text:p><text:p text:style-name="P110"><text:span text:style-name="T40">Contient tous les prototypes des fonctions dans la partie affichage (cf. affichage.c)</text:span></text:p></draw:text-box></draw:frame><draw:line text:anchor-type="paragraph" draw:z-index="8" draw:name="Forme3" draw:style-name="gr4" draw:text-style-name="P113" svg:x1="7.904cm" svg:y1="15.46cm" svg:x2="7.904cm" svg:y2="12.871cm"><text:p/></draw:line><draw:line text:anchor-type="paragraph" draw:z-index="9" draw:name="Forme3" draw:style-name="gr4" draw:text-style-name="P113" svg:x1="1.448cm" svg:y1="14.68cm" svg:x2="1.448cm" svg:y2="12.091cm"><text:p/></draw:line><draw:line text:anchor-type="paragraph" draw:z-index="10" draw:name="Forme3" draw:style-name="gr4" draw:text-style-name="P113" svg:x1="14.73cm" svg:y1="14.825cm" svg:x2="14.73cm" svg:y2="12.236cm"><text:p/></draw:line><draw:line text:anchor-type="paragraph" draw:z-index="11" draw:name="Forme4" draw:style-name="gr5" draw:text-style-name="P110" svg:x1="1.554cm" svg:y1="8.105cm" svg:x2="3.882cm" svg:y2="5.38cm"><text:p/></draw:line><draw:line text:anchor-type="paragraph" draw:z-index="12" draw:name="Forme5" draw:style-name="gr6" draw:text-style-name="P110" svg:x1="14.651cm" svg:y1="7.893cm" svg:x2="12.058cm" svg:y2="4.718cm"><text:p/></draw:line><draw:line text:anchor-type="paragraph" draw:z-index="13" draw:name="Forme6" draw:style-name="gr6" draw:text-style-name="P110" svg:x1="8.168cm" svg:y1="9.246cm" svg:x2="8.089cm" svg:y2="6.888cm"><text:p/></draw:line></text:p>
      <text:p text:style-name="P73">main()</text:p>
      <text:p text:style-name="P102"><draw:line text:anchor-type="paragraph" draw:z-index="14" draw:name="Forme7" draw:style-name="gr7" draw:text-style-name="P110" svg:x1="-0.014cm" svg:y1="0.171cm" svg:x2="-0.014cm" svg:y2="23.177cm"><text:p/></draw:line> <text:s text:c="2"/>initialiseGfx()</text:p>
      <text:p text:style-name="P102"><text:s text:c="3"/>prepareFenetreGraphique()</text:p>
      <text:p text:style-name="P102"><text:s text:c="3"/>lanceBoucleEvenements()</text:p>
      <text:p text:style-name="P102"><draw:ellipse text:anchor-type="paragraph" draw:z-index="16" draw:name="Forme9" draw:style-name="gr9" draw:text-style-name="P110" svg:width="0.81cm" svg:height="0.533cm" svg:x="0.39cm" svg:y="-0.15cm" draw:kind="arc" draw:start-angle="95.61" draw:end-angle="304.68"><text:p/></draw:ellipse><text:tab/>gestionEvenement()</text:p>
      <text:p text:style-name="P102"><draw:line text:anchor-type="paragraph" draw:z-index="17" draw:name="Forme10" draw:style-name="gr7" draw:text-style-name="P110" svg:x1="1.822cm" svg:y1="0.208cm" svg:x2="1.822cm" svg:y2="20.075cm"><text:p/></draw:line><text:tab/><text:tab/>Initialisation_grille()</text:p>
      <text:p text:style-name="P102"><text:tab/><text:tab/>Affiche_grille()</text:p>
      <text:p text:style-name="P102"><text:tab/><text:tab/><text:span text:style-name="T31">Convertisseur_symbole()</text:span></text:p>
      <text:p text:style-name="P102"><text:tab/><text:tab/>Gagne()</text:p>
      <text:p text:style-name="P102"><draw:ellipse text:anchor-type="paragraph" draw:z-index="19" draw:name="Forme9" draw:style-name="gr9" draw:text-style-name="P110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10" svg:x1="3.503cm" svg:y1="-0.044cm" svg:x2="3.503cm" svg:y2="2.627cm"><text:p/></draw:line><text:tab/><text:tab/><text:tab/>Gagne_colonne()</text:p>
      <text:p text:style-name="P102"><text:tab/><text:tab/><text:tab/>Gagne_ligne()</text:p>
      <text:p text:style-name="P102"><text:tab/><text:tab/><text:tab/>Gagne_diagonale()</text:p>
      <text:p text:style-name="P102"><text:tab/><text:tab/><text:tab/>Gagne_diagonale2()</text:p>
      <text:p text:style-name="P102"><text:tab/><text:tab/>Decale_ligne_gauche()</text:p>
      <text:p text:style-name="P102"><text:tab/><text:tab/>Decale_ligne_droite()</text:p>
      <text:p text:style-name="P102"><text:tab/><text:tab/>Decale_colonne_haut()</text:p>
      <text:p text:style-name="P102"><text:tab/><text:tab/>Decale_colonne_bas()</text:p>
      <text:p text:style-name="P102"><text:tab/><text:tab/>Case_interdit()</text:p>
      <text:p text:style-name="P102"><draw:line text:anchor-type="paragraph" draw:z-index="21" draw:name="Forme13" draw:style-name="gr11" draw:text-style-name="P110" svg:x1="4.156cm" svg:y1="0.326cm" svg:x2="5.992cm" svg:y2="0.326cm"><text:p/></draw:line><draw:line text:anchor-type="paragraph" draw:z-index="22" draw:name="Forme13" draw:style-name="gr11" draw:text-style-name="P110" svg:x1="8.077cm" svg:y1="0.233cm" svg:x2="9.913cm" svg:y2="0.233cm"><text:p/></draw:line><draw:ellipse text:anchor-type="paragraph" draw:z-index="23" draw:name="Forme9" draw:style-name="gr9" draw:text-style-name="P110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02"><draw:line text:anchor-type="paragraph" draw:z-index="24" draw:name="Forme12" draw:style-name="gr10" draw:text-style-name="P110" svg:x1="2.663cm" svg:y1="-0.025cm" svg:x2="2.663cm" svg:y2="1.968cm"><text:p/></draw:line><text:tab/><text:tab/> <text:s text:c="2"/>Choix_face()</text:p>
      <text:p text:style-name="P102"><text:tab/><text:tab/> <text:s text:c="2"/>Choix_haut()</text:p>
      <text:p text:style-name="P102"><text:tab/><text:tab/> <text:s text:c="2"/>Choix_bas()</text:p>
      <text:p text:style-name="P103"><draw:ellipse text:anchor-type="paragraph" draw:z-index="26" draw:name="Forme9" draw:style-name="gr9" draw:text-style-name="P110" svg:width="0.81cm" svg:height="0.533cm" svg:x="2.039cm" svg:y="0.27cm" draw:kind="arc" draw:start-angle="95.61" draw:end-angle="304.68"><text:p/></draw:ellipse><text:tab/><text:tab/><text:span text:style-name="T28">Jouer()</text:span></text:p>
      <text:p text:style-name="P102"><draw:line text:anchor-type="paragraph" draw:z-index="28" draw:name="Forme12" draw:style-name="gr10" draw:text-style-name="P110" svg:x1="3.348cm" svg:y1="0.014cm" svg:x2="3.378cm" svg:y2="3.408cm"><text:p/></draw:line><text:tab/><text:tab/><text:tab/>Dessine()</text:p>
      <text:p text:style-name="P102"><draw:ellipse text:anchor-type="paragraph" draw:z-index="27" draw:name="Forme9" draw:style-name="gr9" draw:text-style-name="P110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110" svg:x1="4.687cm" svg:y1="0.007cm" svg:x2="4.687cm" svg:y2="2.648cm"><text:p/></draw:line><text:tab/><text:tab/><text:tab/><text:tab/>Dessine_ligne_grille()</text:p>
      <text:p text:style-name="P102"><draw:line text:anchor-type="paragraph" draw:z-index="25" draw:name="Forme13" draw:style-name="gr11" draw:text-style-name="P110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102"><text:tab/><text:tab/><text:tab/><text:tab/>Dessine_ecran_partie()</text:p>
      <text:p text:style-name="P103"><text:tab/><text:tab/><text:tab/><text:tab/>Dessine_ecran_menu()</text:p>
      <text:p text:style-name="P102"><text:tab/><text:tab/>Init_coord_grille()</text:p>
      <text:p text:style-name="P102"><text:tab/><text:tab/>cer<text:span text:style-name="T28">cle()</text:span></text:p>
      <text:p text:style-name="P102"><text:tab/><text:tab/><text:span text:style-name="T28">croix()</text:span></text:p>
      <text:p text:style-name="P102"><text:tab/><text:tab/><text:span text:style-name="T28">Quitter()</text:span></text:p>
      <text:p text:style-name="P102"><text:tab/><text:tab/><text:span text:style-name="T28">Credits()</text:span></text:p>
      <text:p text:style-name="P102"><text:tab/><text:tab/><text:span text:style-name="T28">Regles()</text:span></text:p>
      <text:p text:style-name="P102"><text:soft-page-break/></text:p>
      <text:p text:style-name="P102"><draw:line text:anchor-type="paragraph" draw:z-index="15" draw:name="Forme8" draw:style-name="gr8" draw:text-style-name="P110" svg:x1="0.048cm" svg:y1="0.058cm" svg:x2="0.048cm" svg:y2="6.251cm"><text:p/></draw:line><draw:line text:anchor-type="paragraph" draw:z-index="18" draw:name="Forme11" draw:style-name="gr8" draw:text-style-name="P110" svg:x1="1.729cm" svg:y1="0.125cm" svg:x2="1.699cm" svg:y2="6.039cm"><text:p/></draw:line><text:tab/><text:tab/><text:span text:style-name="T28">Reinitialise_score()</text:span></text:p>
      <text:p text:style-name="P102"><text:tab/><text:tab/><text:span text:style-name="T28">Recommence_partie()</text:span></text:p>
      <text:p text:style-name="P102"><text:tab/><text:tab/><text:span text:style-name="T28">Retour_menu()</text:span></text:p>
      <text:p text:style-name="P102"><text:tab/><text:tab/><text:span text:style-name="T28">Affiche_score()</text:span></text:p>
      <text:p text:style-name="P102"><draw:ellipse text:anchor-type="paragraph" draw:z-index="30" draw:name="Forme9" draw:style-name="gr9" draw:text-style-name="P110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02"><text:tab/><text:tab/><text:span text:style-name="T28">Affiche_joueur()</text:span></text:p>
      <text:p text:style-name="P102"><text:tab/><text:tab/><text:span text:style-name="T28">Affiche_grille()</text:span></text:p>
      <text:p text:style-name="P102"><text:tab/><text:tab/><text:span text:style-name="T29">Affiche_logo()</text:span></text:p>
      <text:p text:style-name="P102"><text:tab/><text:tab/><text:span text:style-name="T30">Ainsi que les fonctions de base de GfxLib</text:span></text:p>
      <text:p text:style-name="P102"><text:tab/><text:tab/></text:p>
      <text:p text:style-name="P102"><text:tab/><text:tab/></text:p>
      <text:p text:style-name="P72"/>
      <text:h text:style-name="P106" text:outline-level="2">Description des fonctions</text:h>
      <text:p text:style-name="P17"/>
      <text:p text:style-name="P59">Prototypes des fonctions du module moteur.c :</text:p>
      <text:p text:style-name="P62"/>
      <text:p text:style-name="P63">void Get(Grille, int, int)</text:p>
      <text:p text:style-name="P64">Cette fonction permet d’accéder à la valeur d’une case d’un tableau dont les coordonnées sont passées en paramètre, en considérant les erreurs (dépassement de tableau etc).</text:p>
      <text:p text:style-name="P64"/>
      <text:p text:style-name="P64">Void Set(Grille,int,int,int)</text:p>
      <text:p text:style-name="P64">Cette fonction permet de mettre valeur dans case d’un tableau dont les coordonnées sont passées en paramètre, en considérant les erreurs (dépassement de tableau etc).</text:p>
      <text:p text:style-name="P63"/>
      <text:p text:style-name="P24">void Initialisation_grille(<text:span text:style-name="T8">G</text:span>rille)</text:p>
      <text:p text:style-name="P25">Cette fonction prend en paramètre un tableau d’entier et initialise toutes les cases à 0.</text:p>
      <text:p text:style-name="P25"/>
      <text:p text:style-name="P43"><text:span text:style-name="T9">void</text:span> <text:span text:style-name="T9">A</text:span>ffiche_<text:span text:style-name="T9">grille</text:span>(<text:span text:style-name="T9">Grille</text:span>)</text:p>
      <text:p text:style-name="P38"><text:span text:style-name="T9">C</text:span>ette fonction prend en <text:span text:style-name="T9">paramètre</text:span> <text:span text:style-name="T10">un tableau d’entier et utilise deux variables local i et j </text:span></text:p>
      <text:p text:style-name="P37">La fonction permet d’afficher la grille du Quixo en mode console.</text:p>
      <text:p text:style-name="P42"/>
      <text:p text:style-name="P44">int Gagne()</text:p>
      <text:p text:style-name="P26">Cette fonction renvoie le numéro du joueur gagnant grâce aux fonctions ci-dessous.</text:p>
      <text:p text:style-name="P44"/>
      <text:p text:style-name="P45"><text:span text:style-name="T11">int G</text:span>agne_col<text:span text:style-name="T12">on</text:span>n<text:span text:style-name="T12">e</text:span>(<text:span text:style-name="T13">Grille</text:span>)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5"/>
      <text:p text:style-name="P46"><text:span text:style-name="T11">int</text:span> <text:span text:style-name="T15">G</text:span>agne_li<text:span text:style-name="T16">g</text:span>ne(<text:span text:style-name="T13">Grille</text:span>)</text:p>
      <text:p text:style-name="P47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47"><text:span text:style-name="T11">int</text:span> <text:span text:style-name="T15">G</text:span>agne_<text:span text:style-name="T13">diagonale</text:span>(<text:span text:style-name="T13">Grille</text:span>)</text:p>
      <text:p text:style-name="P47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47"><text:span text:style-name="T11">int</text:span> <text:span text:style-name="T15">G</text:span>agne_<text:span text:style-name="T13">diagonale2</text:span>(<text:span text:style-name="T13">Grille</text:span>)</text:p>
      <text:p text:style-name="P47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6"/>
      <text:p text:style-name="P48"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6">Grille, int Indice</text:span>)</text:p>
      <text:p text:style-name="P29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9"/>
      <text:p text:style-name="P50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9"/>
      <text:p text:style-name="P50"><text:soft-page-break/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Indice</text:span>)</text:p>
      <text:p text:style-name="P30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9"/>
      <text:p text:style-name="P50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Indice</text:span>)</text:p>
      <text:p text:style-name="P30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51"/>
      <text:p text:style-name="P53">int <text:span text:style-name="T7">C</text:span>ase_interdit(<text:span text:style-name="T7">Grille, struct</text:span>)</text:p>
      <text:p text:style-name="P31">Cette fonction prend en paramètre un tableau et des coordonnées et renvoie un booléen qui détermine si ces coordonnées correspondent à une case à l’extimité du tableau ou non.</text:p>
      <text:p text:style-name="P31"/>
      <text:p text:style-name="P31"><text:span text:style-name="T23">struct </text:span>Choix()</text:p>
      <text:p text:style-name="P31">Cette fonction détermine grâce aux autres fonctions ci-dessous, quelles sont les cases où l’on peut placer le cube et ensuite décaler.</text:p>
      <text:p text:style-name="P53"/>
      <text:p text:style-name="P53"><text:span text:style-name="T7">struct</text:span> <text:span text:style-name="T7">C</text:span>hoix_face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en face de celle-ci on peut s’y déplacer.</text:span></text:p>
      <text:p text:style-name="P53"/>
      <text:p text:style-name="P53"><text:span text:style-name="T7">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2"/>
      <text:p text:style-name="P52"/>
      <text:p text:style-name="P53"><text:span text:style-name="T24">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60">Prototypes des fonction du module affichage.c :</text:p>
      <text:p text:style-name="P60"/>
      <text:p text:style-name="P55">void <text:s/>Quitter(struct)</text:p>
      <text:p text:style-name="P32">Cette fonction prend des coordonnées en paramètre</text:p>
      <text:p text:style-name="P32">Elle permet de quitter le programme si on clique sur le bouton quitter</text:p>
      <text:p text:style-name="P32"/>
      <text:p text:style-name="P55">void Credits(struct)</text:p>
      <text:p text:style-name="P32">Même principe mais pour les credits</text:p>
      <text:p text:style-name="P32"/>
      <text:p text:style-name="P55">void Jouer(struct)</text:p>
      <text:p text:style-name="P32">Même principe mais pour jouer</text:p>
      <text:p text:style-name="P32"/>
      <text:p text:style-name="P55">void Regles(struct)</text:p>
      <text:p text:style-name="P32">Même principe mais pour les régles</text:p>
      <text:p text:style-name="P32"/>
      <text:p text:style-name="P55">void Reinit_score(struct)</text:p>
      <text:p text:style-name="P32">Même principe mais pour réinitialiser les scores</text:p>
      <text:p text:style-name="P32"/>
      <text:p text:style-name="P32"/>
      <text:p text:style-name="P55"><text:soft-page-break/>void Recommence_partie(struct)</text:p>
      <text:p text:style-name="P32">Même principe mais pour recommencer une partie</text:p>
      <text:p text:style-name="P32"/>
      <text:p text:style-name="P55">void Retour_menu(struct)</text:p>
      <text:p text:style-name="P32">Même principe mais pour revenir au menu</text:p>
      <text:p text:style-name="P32"/>
      <text:p text:style-name="P55">void Affiche_score(int,int)</text:p>
      <text:p text:style-name="P32">Fonction qui prend en paramètre deux entiers (les scores de chaque joueur) pour les afficher en mode graphique</text:p>
      <text:p text:style-name="P32"/>
      <text:p text:style-name="P55">void Affiche_joueur(int)</text:p>
      <text:p text:style-name="P32">Fonction qui prend en paramètre un entier (le numéro du joueur) pour l’afficher quel joueur doit jouer ce tour</text:p>
      <text:p text:style-name="P32"/>
      <text:p text:style-name="P55">void Affiche_logo()</text:p>
      <text:p text:style-name="P32">Fonction qui affiche le logo du jeu en mode graphique</text:p>
      <text:p text:style-name="P33"/>
      <text:p text:style-name="P54">void croix(struct)</text:p>
      <text:p text:style-name="P34">Fonction qui trace une croix <text:span text:style-name="T25">sur la case passé en paramètre</text:span></text:p>
      <text:p text:style-name="P34"/>
      <text:p text:style-name="P54">void cercle(struct)</text:p>
      <text:p text:style-name="P35">Fonction qui trace une c<text:span text:style-name="T25">ercle</text:span> <text:span text:style-name="T25">sur la case passé en paramètre</text:span></text:p>
      <text:p text:style-name="P34"/>
      <text:p text:style-name="P54">void surbrillance(struct)</text:p>
      <text:p text:style-name="P35">Fonction qui trace <text:span text:style-name="T25">fait une surbrillance</text:span> <text:span text:style-name="T25">sur la case passé en paramètre</text:span></text:p>
      <text:p text:style-name="P35"/>
      <text:p text:style-name="P56">void Init_coord_grille(pointeur vers un tableau 2D de struct)</text:p>
      <text:p text:style-name="P36">Fonction qui initialise le tableau de structure avec toutes les coordonnées</text:p>
      <text:p text:style-name="P36"/>
      <text:p text:style-name="P57">void Dessin<text:span text:style-name="T27">e</text:span>(int)</text:p>
      <text:p text:style-name="P39">Fonction qui appelle les fonctions de dessin nécessaires en fonction de l’avancement de la partie (passé en paramètre sous forme d’entier)</text:p>
      <text:p text:style-name="P36"/>
      <text:p text:style-name="P56">void Dessine_ligne_grille(tableau 2D de struct)</text:p>
      <text:p text:style-name="P36">Fonction qui dessine les ligne de la grille en fonction des coordonnées des structs qui sont dans le tableau 2D de structs</text:p>
      <text:p text:style-name="P36"/>
      <text:p text:style-name="P56">void Dessine_ecran_partie ()</text:p>
      <text:p text:style-name="P36">Fonction qui dessine en graphique la partie</text:p>
      <text:p text:style-name="P36"/>
      <text:p text:style-name="P56">void Dessine_ecran_menu()</text:p>
      <text:p text:style-name="P36">Fonction qui dessine en graphique le menu</text:p>
      <text:p text:style-name="P36"/>
      <text:p text:style-name="P56">void Dessine_ecran_mode()</text:p>
      <text:p text:style-name="P36">Fonction qui dessine en graphique l’écran des modes</text:p>
      <text:p text:style-name="P36"/>
      <text:p text:style-name="P58">char Convertisseur_symbole(int)</text:p>
      <text:p text:style-name="P40">Fonction qui transforme un entier en un char pour l’affichage convivial du tableau en mode console</text:p>
      <text:p text:style-name="P36"><text:soft-page-break/></text:p>
      <text:p text:style-name="P36"/>
      <text:p text:style-name="P33"/>
      <text:p text:style-name="P60">Prototypes des fonctions du module ia.c :</text:p>
      <text:p text:style-name="P61"/>
      <text:p text:style-name="P67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2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6T09:20:39.094000000</dc:date>
    <meta:editing-duration>P8DT12H7M2S</meta:editing-duration>
    <meta:editing-cycles>1760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81" meta:word-count="1582" meta:character-count="10488" meta:non-whitespace-character-count="9047"/>
    <meta:user-defined meta:name="Info 1"/>
    <meta:user-defined meta:name="Info 2"/>
    <meta:user-defined meta:name="Info 3"/>
    <meta:user-defined meta:name="Info 4"/>
  </office:meta>
</office:document-meta>
</file>